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61"/>
  </office:automatic-styles>
  <office:body>
    <office:spreadsheet>
      <table:table table:name="Sheet1" table:style-name="ta1">
        <table:table-column table:style-name="co1" table:number-columns-repeated="21" table:default-cell-style-name="Default"/>
        <table:table-row table:style-name="ro1">
          <table:table-cell table:style-name="ce1" office:value-type="string" calcext:value-type="string">
            <text:p>THRESHOLDS DATA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table:style-name="ce1" office:value-type="string" calcext:value-type="string">
            <text:p>PQ TEST cycles = d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PLANAR</text:p>
          </table:table-cell>
          <table:table-cell table:number-columns-repeated="5"/>
          <table:table-cell table:style-name="ce1" office:value-type="string" calcext:value-type="string">
            <text:p>PQ TEST cycles = 16</text:p>
          </table:table-cell>
          <table:table-cell/>
          <table:table-cell table:style-name="ce1" office:value-type="string" calcext:value-type="string">
            <text:p>TOR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q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q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026" calcext:value-type="float">
            <text:p>0.026</text:p>
          </table:table-cell>
          <table:table-cell office:value-type="float" office:value="0.0147333" calcext:value-type="float">
            <text:p>0.0147333</text:p>
          </table:table-cell>
          <table:table-cell office:value-type="float" office:value="0.0112125" calcext:value-type="float">
            <text:p>0.0112125</text:p>
          </table:table-cell>
          <table:table-cell office:value-type="float" office:value="0.0096625" calcext:value-type="float">
            <text:p>0.0096625</text:p>
          </table:table-cell>
          <table:table-cell office:value-type="float" office:value="0.0092104" calcext:value-type="float">
            <text:p>0.0092104</text:p>
          </table:table-cell>
          <table:table-cell office:value-type="float" office:value="0.0086411" calcext:value-type="float">
            <text:p>0.0086411</text:p>
          </table:table-cell>
          <table:table-cell office:value-type="float" office:value="0.0084203" calcext:value-type="float">
            <text:p>0.0084203</text:p>
          </table:table-cell>
          <table:table-cell/>
          <table:table-cell office:value-type="float" office:value="0.0092458" calcext:value-type="float">
            <text:p>0.0092458</text:p>
          </table:table-cell>
          <table:table-cell office:value-type="float" office:value="0.00814" calcext:value-type="float">
            <text:p>0.00814</text:p>
          </table:table-cell>
          <table:table-cell office:value-type="float" office:value="0.0073944" calcext:value-type="float">
            <text:p>0.0073944</text:p>
          </table:table-cell>
          <table:table-cell office:value-type="float" office:value="0.0068333" calcext:value-type="float">
            <text:p>0.0068333</text:p>
          </table:table-cell>
          <table:table-cell office:value-type="float" office:value="0.0066875" calcext:value-type="float">
            <text:p>0.0066875</text:p>
          </table:table-cell>
          <table:table-cell table:number-columns-repeated="8"/>
        </table:table-row>
        <table:table-row table:style-name="ro1">
          <table:table-cell office:value-type="float" office:value="0.0265" calcext:value-type="float">
            <text:p>0.0265</text:p>
          </table:table-cell>
          <table:table-cell office:value-type="float" office:value="0.0155208" calcext:value-type="float">
            <text:p>0.0155208</text:p>
          </table:table-cell>
          <table:table-cell office:value-type="float" office:value="0.012475" calcext:value-type="float">
            <text:p>0.012475</text:p>
          </table:table-cell>
          <table:table-cell office:value-type="float" office:value="0.0113425" calcext:value-type="float">
            <text:p>0.0113425</text:p>
          </table:table-cell>
          <table:table-cell office:value-type="float" office:value="0.0099708" calcext:value-type="float">
            <text:p>0.0099708</text:p>
          </table:table-cell>
          <table:table-cell office:value-type="float" office:value="0.0099393" calcext:value-type="float">
            <text:p>0.0099393</text:p>
          </table:table-cell>
          <table:table-cell office:value-type="float" office:value="0.0097656" calcext:value-type="float">
            <text:p>0.0097656</text:p>
          </table:table-cell>
          <table:table-cell/>
          <table:table-cell office:value-type="float" office:value="0.0100453" calcext:value-type="float">
            <text:p>0.0100453</text:p>
          </table:table-cell>
          <table:table-cell office:value-type="float" office:value="0.008925" calcext:value-type="float">
            <text:p>0.008925</text:p>
          </table:table-cell>
          <table:table-cell office:value-type="float" office:value="0.0083042" calcext:value-type="float">
            <text:p>0.0083042</text:p>
          </table:table-cell>
          <table:table-cell office:value-type="float" office:value="0.0076982" calcext:value-type="float">
            <text:p>0.0076982</text:p>
          </table:table-cell>
          <table:table-cell office:value-type="float" office:value="0.0076734" calcext:value-type="float">
            <text:p>0.0076734</text:p>
          </table:table-cell>
          <table:table-cell table:number-columns-repeated="8"/>
        </table:table-row>
        <table:table-row table:style-name="ro1">
          <table:table-cell office:value-type="float" office:value="0.027" calcext:value-type="float">
            <text:p>0.027</text:p>
          </table:table-cell>
          <table:table-cell office:value-type="float" office:value="0.01645" calcext:value-type="float">
            <text:p>0.01645</text:p>
          </table:table-cell>
          <table:table-cell office:value-type="float" office:value="0.0138781" calcext:value-type="float">
            <text:p>0.0138781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118313" calcext:value-type="float">
            <text:p>0.0118313</text:p>
          </table:table-cell>
          <table:table-cell office:value-type="float" office:value="0.0113268" calcext:value-type="float">
            <text:p>0.0113268</text:p>
          </table:table-cell>
          <table:table-cell office:value-type="float" office:value="0.0106703" calcext:value-type="float">
            <text:p>0.0106703</text:p>
          </table:table-cell>
          <table:table-cell/>
          <table:table-cell office:value-type="float" office:value="0.0106766" calcext:value-type="float">
            <text:p>0.0106766</text:p>
          </table:table-cell>
          <table:table-cell office:value-type="float" office:value="0.0098638" calcext:value-type="float">
            <text:p>0.0098638</text:p>
          </table:table-cell>
          <table:table-cell office:value-type="float" office:value="0.0091708" calcext:value-type="float">
            <text:p>0.0091708</text:p>
          </table:table-cell>
          <table:table-cell office:value-type="float" office:value="0.0087714" calcext:value-type="float">
            <text:p>0.0087714</text:p>
          </table:table-cell>
          <table:table-cell office:value-type="float" office:value="0.0087562" calcext:value-type="float">
            <text:p>0.0087562</text:p>
          </table:table-cell>
          <table:table-cell table:number-columns-repeated="8"/>
        </table:table-row>
        <table:table-row table:style-name="ro1">
          <table:table-cell office:value-type="float" office:value="0.0275" calcext:value-type="float">
            <text:p>0.0275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49594" calcext:value-type="float">
            <text:p>0.0149594</text:p>
          </table:table-cell>
          <table:table-cell office:value-type="float" office:value="0.013765" calcext:value-type="float">
            <text:p>0.013765</text:p>
          </table:table-cell>
          <table:table-cell office:value-type="float" office:value="0.0132479" calcext:value-type="float">
            <text:p>0.0132479</text:p>
          </table:table-cell>
          <table:table-cell office:value-type="float" office:value="0.0133018" calcext:value-type="float">
            <text:p>0.0133018</text:p>
          </table:table-cell>
          <table:table-cell office:value-type="float" office:value="0.0128609" calcext:value-type="float">
            <text:p>0.0128609</text:p>
          </table:table-cell>
          <table:table-cell/>
          <table:table-cell office:value-type="float" office:value="0.0116203" calcext:value-type="float">
            <text:p>0.0116203</text:p>
          </table:table-cell>
          <table:table-cell office:value-type="float" office:value="0.0106175" calcext:value-type="float">
            <text:p>0.0106175</text:p>
          </table:table-cell>
          <table:table-cell office:value-type="float" office:value="0.0103167" calcext:value-type="float">
            <text:p>0.0103167</text:p>
          </table:table-cell>
          <table:table-cell office:value-type="float" office:value="0.0098929" calcext:value-type="float">
            <text:p>0.0098929</text:p>
          </table:table-cell>
          <table:table-cell office:value-type="float" office:value="0.0097859" calcext:value-type="float">
            <text:p>0.0097859</text:p>
          </table:table-cell>
          <table:table-cell table:number-columns-repeated="8"/>
        </table:table-row>
        <table:table-row table:style-name="ro1">
          <table:table-cell office:value-type="float" office:value="0.028" calcext:value-type="float">
            <text:p>0.028</text:p>
          </table:table-cell>
          <table:table-cell office:value-type="float" office:value="0.0191208" calcext:value-type="float">
            <text:p>0.0191208</text:p>
          </table:table-cell>
          <table:table-cell office:value-type="float" office:value="0.0162938" calcext:value-type="float">
            <text:p>0.0162938</text:p>
          </table:table-cell>
          <table:table-cell office:value-type="float" office:value="0.014925" calcext:value-type="float">
            <text:p>0.014925</text:p>
          </table:table-cell>
          <table:table-cell office:value-type="float" office:value="0.0147583" calcext:value-type="float">
            <text:p>0.0147583</text:p>
          </table:table-cell>
          <table:table-cell office:value-type="float" office:value="0.0153054" calcext:value-type="float">
            <text:p>0.0153054</text:p>
          </table:table-cell>
          <table:table-cell office:value-type="float" office:value="0.0144922" calcext:value-type="float">
            <text:p>0.0144922</text:p>
          </table:table-cell>
          <table:table-cell/>
          <table:table-cell office:value-type="float" office:value="0.0126844" calcext:value-type="float">
            <text:p>0.0126844</text:p>
          </table:table-cell>
          <table:table-cell office:value-type="float" office:value="0.0117562" calcext:value-type="float">
            <text:p>0.0117562</text:p>
          </table:table-cell>
          <table:table-cell office:value-type="float" office:value="0.0113833" calcext:value-type="float">
            <text:p>0.0113833</text:p>
          </table:table-cell>
          <table:table-cell office:value-type="float" office:value="0.0110732" calcext:value-type="float">
            <text:p>0.0110732</text:p>
          </table:table-cell>
          <table:table-cell office:value-type="float" office:value="0.0108766" calcext:value-type="float">
            <text:p>0.0108766</text:p>
          </table:table-cell>
          <table:table-cell table:number-columns-repeated="8"/>
        </table:table-row>
        <table:table-row table:style-name="ro1">
          <table:table-cell office:value-type="float" office:value="0.0285" calcext:value-type="float">
            <text:p>0.0285</text:p>
          </table:table-cell>
          <table:table-cell office:value-type="float" office:value="0.0205042" calcext:value-type="float">
            <text:p>0.0205042</text:p>
          </table:table-cell>
          <table:table-cell office:value-type="float" office:value="0.0177094" calcext:value-type="float">
            <text:p>0.0177094</text:p>
          </table:table-cell>
          <table:table-cell office:value-type="float" office:value="0.0172475" calcext:value-type="float">
            <text:p>0.0172475</text:p>
          </table:table-cell>
          <table:table-cell office:value-type="float" office:value="0.0170083" calcext:value-type="float">
            <text:p>0.0170083</text:p>
          </table:table-cell>
          <table:table-cell office:value-type="float" office:value="0.0171875" calcext:value-type="float">
            <text:p>0.0171875</text:p>
          </table:table-cell>
          <table:table-cell office:value-type="float" office:value="0.0169984" calcext:value-type="float">
            <text:p>0.0169984</text:p>
          </table:table-cell>
          <table:table-cell/>
          <table:table-cell office:value-type="float" office:value="0.0137844" calcext:value-type="float">
            <text:p>0.0137844</text:p>
          </table:table-cell>
          <table:table-cell office:value-type="float" office:value="0.0125588" calcext:value-type="float">
            <text:p>0.0125588</text:p>
          </table:table-cell>
          <table:table-cell office:value-type="float" office:value="0.0121271" calcext:value-type="float">
            <text:p>0.0121271</text:p>
          </table:table-cell>
          <table:table-cell office:value-type="float" office:value="0.0121679" calcext:value-type="float">
            <text:p>0.0121679</text:p>
          </table:table-cell>
          <table:table-cell office:value-type="float" office:value="0.0121094" calcext:value-type="float">
            <text:p>0.0121094</text:p>
          </table:table-cell>
          <table:table-cell table:number-columns-repeated="8"/>
        </table:table-row>
        <table:table-row table:style-name="ro1">
          <table:table-cell office:value-type="float" office:value="0.029" calcext:value-type="float">
            <text:p>0.029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2875" calcext:value-type="float">
            <text:p>0.0192875</text:p>
          </table:table-cell>
          <table:table-cell office:value-type="float" office:value="0.018215" calcext:value-type="float">
            <text:p>0.018215</text:p>
          </table:table-cell>
          <table:table-cell office:value-type="float" office:value="0.0188437" calcext:value-type="float">
            <text:p>0.0188437</text:p>
          </table:table-cell>
          <table:table-cell office:value-type="float" office:value="0.0189214" calcext:value-type="float">
            <text:p>0.0189214</text:p>
          </table:table-cell>
          <table:table-cell office:value-type="float" office:value="0.0189656" calcext:value-type="float">
            <text:p>0.0189656</text:p>
          </table:table-cell>
          <table:table-cell/>
          <table:table-cell office:value-type="float" office:value="0.0141406" calcext:value-type="float">
            <text:p>0.0141406</text:p>
          </table:table-cell>
          <table:table-cell office:value-type="float" office:value="0.0136525" calcext:value-type="float">
            <text:p>0.0136525</text:p>
          </table:table-cell>
          <table:table-cell office:value-type="float" office:value="0.0131896" calcext:value-type="float">
            <text:p>0.0131896</text:p>
          </table:table-cell>
          <table:table-cell office:value-type="float" office:value="0.0134946" calcext:value-type="float">
            <text:p>0.0134946</text:p>
          </table:table-cell>
          <table:table-cell office:value-type="float" office:value="0.0134984" calcext:value-type="float">
            <text:p>0.0134984</text:p>
          </table:table-cell>
          <table:table-cell table:number-columns-repeated="8"/>
        </table:table-row>
        <table:table-row table:style-name="ro1">
          <table:table-cell office:value-type="float" office:value="0.0295" calcext:value-type="float">
            <text:p>0.0295</text:p>
          </table:table-cell>
          <table:table-cell office:value-type="float" office:value="0.0229292" calcext:value-type="float">
            <text:p>0.0229292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20365" calcext:value-type="float">
            <text:p>0.020365</text:p>
          </table:table-cell>
          <table:table-cell office:value-type="float" office:value="0.0207437" calcext:value-type="float">
            <text:p>0.0207437</text:p>
          </table:table-cell>
          <table:table-cell office:value-type="float" office:value="0.0214036" calcext:value-type="float">
            <text:p>0.0214036</text:p>
          </table:table-cell>
          <table:table-cell office:value-type="float" office:value="0.0220359" calcext:value-type="float">
            <text:p>0.0220359</text:p>
          </table:table-cell>
          <table:table-cell/>
          <table:table-cell office:value-type="float" office:value="0.0153156" calcext:value-type="float">
            <text:p>0.0153156</text:p>
          </table:table-cell>
          <table:table-cell office:value-type="float" office:value="0.0148325" calcext:value-type="float">
            <text:p>0.0148325</text:p>
          </table:table-cell>
          <table:table-cell office:value-type="float" office:value="0.0145542" calcext:value-type="float">
            <text:p>0.0145542</text:p>
          </table:table-cell>
          <table:table-cell office:value-type="float" office:value="0.014675" calcext:value-type="float">
            <text:p>0.014675</text:p>
          </table:table-cell>
          <table:table-cell office:value-type="float" office:value="0.0149484" calcext:value-type="float">
            <text:p>0.0149484</text:p>
          </table:table-cell>
          <table:table-cell table:number-columns-repeated="8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21975" calcext:value-type="float">
            <text:p>0.021975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26458" calcext:value-type="float">
            <text:p>0.0226458</text:p>
          </table:table-cell>
          <table:table-cell office:value-type="float" office:value="0.0233786" calcext:value-type="float">
            <text:p>0.0233786</text:p>
          </table:table-cell>
          <table:table-cell office:value-type="float" office:value="0.0241891" calcext:value-type="float">
            <text:p>0.0241891</text:p>
          </table:table-cell>
          <table:table-cell/>
          <table:table-cell office:value-type="float" office:value="0.0164438" calcext:value-type="float">
            <text:p>0.0164438</text:p>
          </table:table-cell>
          <table:table-cell office:value-type="float" office:value="0.015835" calcext:value-type="float">
            <text:p>0.015835</text:p>
          </table:table-cell>
          <table:table-cell office:value-type="float" office:value="0.0154104" calcext:value-type="float">
            <text:p>0.0154104</text:p>
          </table:table-cell>
          <table:table-cell office:value-type="float" office:value="0.0160054" calcext:value-type="float">
            <text:p>0.0160054</text:p>
          </table:table-cell>
          <table:table-cell office:value-type="float" office:value="0.0160281" calcext:value-type="float">
            <text:p>0.0160281</text:p>
          </table:table-cell>
          <table:table-cell table:number-columns-repeated="8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0261875" calcext:value-type="float">
            <text:p>0.0261875</text:p>
          </table:table-cell>
          <table:table-cell office:value-type="float" office:value="0.0239344" calcext:value-type="float">
            <text:p>0.0239344</text:p>
          </table:table-cell>
          <table:table-cell office:value-type="float" office:value="0.0241825" calcext:value-type="float">
            <text:p>0.0241825</text:p>
          </table:table-cell>
          <table:table-cell office:value-type="float" office:value="0.0248146" calcext:value-type="float">
            <text:p>0.0248146</text:p>
          </table:table-cell>
          <table:table-cell office:value-type="float" office:value="0.0255839" calcext:value-type="float">
            <text:p>0.0255839</text:p>
          </table:table-cell>
          <table:table-cell office:value-type="float" office:value="0.0264484" calcext:value-type="float">
            <text:p>0.0264484</text:p>
          </table:table-cell>
          <table:table-cell/>
          <table:table-cell office:value-type="float" office:value="0.0170594" calcext:value-type="float">
            <text:p>0.0170594</text:p>
          </table:table-cell>
          <table:table-cell office:value-type="float" office:value="0.016705" calcext:value-type="float">
            <text:p>0.016705</text:p>
          </table:table-cell>
          <table:table-cell office:value-type="float" office:value="0.0164187" calcext:value-type="float">
            <text:p>0.0164187</text:p>
          </table:table-cell>
          <table:table-cell office:value-type="float" office:value="0.016625" calcext:value-type="float">
            <text:p>0.016625</text:p>
          </table:table-cell>
          <table:table-cell office:value-type="float" office:value="0.0171891" calcext:value-type="float">
            <text:p>0.0171891</text:p>
          </table:table-cell>
          <table:table-cell table:number-columns-repeated="8"/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0.0277333" calcext:value-type="float">
            <text:p>0.0277333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25835" calcext:value-type="float">
            <text:p>0.025835</text:p>
          </table:table-cell>
          <table:table-cell office:value-type="float" office:value="0.0266188" calcext:value-type="float">
            <text:p>0.0266188</text:p>
          </table:table-cell>
          <table:table-cell office:value-type="float" office:value="0.0279054" calcext:value-type="float">
            <text:p>0.0279054</text:p>
          </table:table-cell>
          <table:table-cell office:value-type="float" office:value="0.0285422" calcext:value-type="float">
            <text:p>0.0285422</text:p>
          </table:table-cell>
          <table:table-cell/>
          <table:table-cell office:value-type="float" office:value="0.0183859" calcext:value-type="float">
            <text:p>0.0183859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18025" calcext:value-type="float">
            <text:p>0.018025</text:p>
          </table:table-cell>
          <table:table-cell office:value-type="float" office:value="0.0184357" calcext:value-type="float">
            <text:p>0.0184357</text:p>
          </table:table-cell>
          <table:table-cell office:value-type="float" office:value="0.0187953" calcext:value-type="float">
            <text:p>0.0187953</text:p>
          </table:table-cell>
          <table:table-cell table:number-columns-repeated="8"/>
        </table:table-row>
        <table:table-row table:style-name="ro1">
          <table:table-cell office:value-type="float" office:value="0.0315" calcext:value-type="float">
            <text:p>0.0315</text:p>
          </table:table-cell>
          <table:table-cell office:value-type="float" office:value="0.0287833" calcext:value-type="float">
            <text:p>0.0287833</text:p>
          </table:table-cell>
          <table:table-cell office:value-type="float" office:value="0.0280031" calcext:value-type="float">
            <text:p>0.0280031</text:p>
          </table:table-cell>
          <table:table-cell office:value-type="float" office:value="0.027935" calcext:value-type="float">
            <text:p>0.027935</text:p>
          </table:table-cell>
          <table:table-cell office:value-type="float" office:value="0.02855" calcext:value-type="float">
            <text:p>0.02855</text:p>
          </table:table-cell>
          <table:table-cell office:value-type="float" office:value="0.0298821" calcext:value-type="float">
            <text:p>0.0298821</text:p>
          </table:table-cell>
          <table:table-cell office:value-type="float" office:value="0.0306531" calcext:value-type="float">
            <text:p>0.0306531</text:p>
          </table:table-cell>
          <table:table-cell/>
          <table:table-cell office:value-type="float" office:value="0.0195109" calcext:value-type="float">
            <text:p>0.0195109</text:p>
          </table:table-cell>
          <table:table-cell office:value-type="float" office:value="0.0189713" calcext:value-type="float">
            <text:p>0.0189713</text:p>
          </table:table-cell>
          <table:table-cell office:value-type="float" office:value="0.0192167" calcext:value-type="float">
            <text:p>0.0192167</text:p>
          </table:table-cell>
          <table:table-cell office:value-type="float" office:value="0.0196179" calcext:value-type="float">
            <text:p>0.0196179</text:p>
          </table:table-cell>
          <table:table-cell office:value-type="float" office:value="0.0199812" calcext:value-type="float">
            <text:p>0.0199812</text:p>
          </table:table-cell>
          <table:table-cell table:number-columns-repeated="8"/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0.0302958" calcext:value-type="float">
            <text:p>0.0302958</text:p>
          </table:table-cell>
          <table:table-cell office:value-type="float" office:value="0.029025" calcext:value-type="float">
            <text:p>0.029025</text:p>
          </table:table-cell>
          <table:table-cell office:value-type="float" office:value="0.029765" calcext:value-type="float">
            <text:p>0.029765</text:p>
          </table:table-cell>
          <table:table-cell office:value-type="float" office:value="0.0305646" calcext:value-type="float">
            <text:p>0.0305646</text:p>
          </table:table-cell>
          <table:table-cell office:value-type="float" office:value="0.0320571" calcext:value-type="float">
            <text:p>0.0320571</text:p>
          </table:table-cell>
          <table:table-cell office:value-type="float" office:value="0.0326547" calcext:value-type="float">
            <text:p>0.0326547</text:p>
          </table:table-cell>
          <table:table-cell/>
          <table:table-cell office:value-type="float" office:value="0.0202813" calcext:value-type="float">
            <text:p>0.0202813</text:p>
          </table:table-cell>
          <table:table-cell office:value-type="float" office:value="0.0205463" calcext:value-type="float">
            <text:p>0.0205463</text:p>
          </table:table-cell>
          <table:table-cell office:value-type="float" office:value="0.0204208" calcext:value-type="float">
            <text:p>0.0204208</text:p>
          </table:table-cell>
          <table:table-cell office:value-type="float" office:value="0.0207125" calcext:value-type="float">
            <text:p>0.0207125</text:p>
          </table:table-cell>
          <table:table-cell office:value-type="float" office:value="0.0210406" calcext:value-type="float">
            <text:p>0.0210406</text:p>
          </table:table-cell>
          <table:table-cell table:number-columns-repeated="8"/>
        </table:table-row>
        <table:table-row table:style-name="ro2" table:number-rows-repeated="2">
          <table:table-cell table:number-columns-repeated="21"/>
        </table:table-row>
        <table:table-row table:style-name="ro2">
          <table:table-cell table:style-name="ce1" office:value-type="string" calcext:value-type="string">
            <text:p>Circuit level error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Stringent NN comparison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pq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9"/>
        </table:table-row>
        <table:table-row table:style-name="ro2">
          <table:table-cell office:value-type="float" office:value="0.0045" calcext:value-type="float">
            <text:p>0.0045</text:p>
          </table:table-cell>
          <table:table-cell office:value-type="float" office:value="0.0013531" calcext:value-type="float">
            <text:p>0.0013531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917" calcext:value-type="float">
            <text:p>0.0002917</text:p>
          </table:table-cell>
          <table:table-cell office:value-type="float" office:value="0.0001018" calcext:value-type="float">
            <text:p>0.0001018</text:p>
          </table:table-cell>
          <table:table-cell table:style-name="ce3" office:value-type="float" office:value="0.0000484" calcext:value-type="float">
            <text:p>4.84E-05</text:p>
          </table:table-cell>
          <table:table-cell table:number-columns-repeated="2"/>
          <table:table-cell office:value-type="float" office:value="0.00775" calcext:value-type="float">
            <text:p>0.00775</text:p>
          </table:table-cell>
          <table:table-cell office:value-type="float" office:value="0.88505" calcext:value-type="float">
            <text:p>0.88505</text:p>
          </table:table-cell>
          <table:table-cell office:value-type="float" office:value="0.8749" calcext:value-type="float">
            <text:p>0.8749</text:p>
          </table:table-cell>
          <table:table-cell office:value-type="float" office:value="0.881475" calcext:value-type="float">
            <text:p>0.881475</text:p>
          </table:table-cell>
          <table:table-cell table:number-columns-repeated="9"/>
        </table:table-row>
        <table:table-row table:style-name="ro2">
          <table:table-cell office:value-type="float" office:value="0.005" calcext:value-type="float">
            <text:p>0.005</text:p>
          </table:table-cell>
          <table:table-cell office:value-type="float" office:value="0.0020656" calcext:value-type="float">
            <text:p>0.0020656</text:p>
          </table:table-cell>
          <table:table-cell office:value-type="float" office:value="0.0010125" calcext:value-type="float">
            <text:p>0.0010125</text:p>
          </table:table-cell>
          <table:table-cell office:value-type="float" office:value="0.0005333" calcext:value-type="float">
            <text:p>0.0005333</text:p>
          </table:table-cell>
          <table:table-cell office:value-type="float" office:value="0.0002982" calcext:value-type="float">
            <text:p>0.0002982</text:p>
          </table:table-cell>
          <table:table-cell office:value-type="float" office:value="0.0001531" calcext:value-type="float">
            <text:p>0.0001531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904625" calcext:value-type="float">
            <text:p>0.904625</text:p>
          </table:table-cell>
          <table:table-cell office:value-type="float" office:value="0.903225" calcext:value-type="float">
            <text:p>0.903225</text:p>
          </table:table-cell>
          <table:table-cell office:value-type="float" office:value="0.913525" calcext:value-type="float">
            <text:p>0.913525</text:p>
          </table:table-cell>
          <table:table-cell table:number-columns-repeated="9"/>
        </table:table-row>
        <table:table-row table:style-name="ro2">
          <table:table-cell office:value-type="float" office:value="0.0055" calcext:value-type="float">
            <text:p>0.0055</text:p>
          </table:table-cell>
          <table:table-cell office:value-type="float" office:value="0.0035344" calcext:value-type="float">
            <text:p>0.0035344</text:p>
          </table:table-cell>
          <table:table-cell office:value-type="float" office:value="0.0019075" calcext:value-type="float">
            <text:p>0.0019075</text:p>
          </table:table-cell>
          <table:table-cell office:value-type="float" office:value="0.0011729" calcext:value-type="float">
            <text:p>0.0011729</text:p>
          </table:table-cell>
          <table:table-cell office:value-type="float" office:value="0.0007036" calcext:value-type="float">
            <text:p>0.0007036</text:p>
          </table:table-cell>
          <table:table-cell office:value-type="float" office:value="0.0004437" calcext:value-type="float">
            <text:p>0.0004437</text:p>
          </table:table-cell>
          <table:table-cell table:number-columns-repeated="2"/>
          <table:table-cell office:value-type="float" office:value="0.00825" calcext:value-type="float">
            <text:p>0.00825</text:p>
          </table:table-cell>
          <table:table-cell office:value-type="float" office:value="0.91435" calcext:value-type="float">
            <text:p>0.91435</text:p>
          </table:table-cell>
          <table:table-cell office:value-type="float" office:value="0.92165" calcext:value-type="float">
            <text:p>0.92165</text:p>
          </table:table-cell>
          <table:table-cell office:value-type="float" office:value="0.926275" calcext:value-type="float">
            <text:p>0.926275</text:p>
          </table:table-cell>
          <table:table-cell table:number-columns-repeated="9"/>
        </table:table-row>
        <table:table-row table:style-name="ro2">
          <table:table-cell office:value-type="float" office:value="0.006" calcext:value-type="float">
            <text:p>0.006</text:p>
          </table:table-cell>
          <table:table-cell office:value-type="float" office:value="0.0090938" calcext:value-type="float">
            <text:p>0.0090938</text:p>
          </table:table-cell>
          <table:table-cell office:value-type="float" office:value="0.0072675" calcext:value-type="float">
            <text:p>0.0072675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57179" calcext:value-type="float">
            <text:p>0.0057179</text:p>
          </table:table-cell>
          <table:table-cell office:value-type="float" office:value="0.0056438" calcext:value-type="float">
            <text:p>0.0056438</text:p>
          </table:table-cell>
          <table:table-cell table:number-columns-repeated="15"/>
        </table:table-row>
        <table:table-row table:style-name="ro2">
          <table:table-cell office:value-type="float" office:value="0.0065" calcext:value-type="float">
            <text:p>0.0065</text:p>
          </table:table-cell>
          <table:table-cell office:value-type="float" office:value="0.0127406" calcext:value-type="float">
            <text:p>0.0127406</text:p>
          </table:table-cell>
          <table:table-cell office:value-type="float" office:value="0.0111475" calcext:value-type="float">
            <text:p>0.0111475</text:p>
          </table:table-cell>
          <table:table-cell office:value-type="float" office:value="0.0107833" calcext:value-type="float">
            <text:p>0.0107833</text:p>
          </table:table-cell>
          <table:table-cell office:value-type="float" office:value="0.0106393" calcext:value-type="float">
            <text:p>0.0106393</text:p>
          </table:table-cell>
          <table:table-cell office:value-type="float" office:value="0.0108344" calcext:value-type="float">
            <text:p>0.0108344</text:p>
          </table:table-cell>
          <table:table-cell table:number-columns-repeated="15"/>
        </table:table-row>
        <table:table-row table:style-name="ro2">
          <table:table-cell office:value-type="float" office:value="0.007" calcext:value-type="float">
            <text:p>0.007</text:p>
          </table:table-cell>
          <table:table-cell office:value-type="float" office:value="0.0110219" calcext:value-type="float">
            <text:p>0.0110219</text:p>
          </table:table-cell>
          <table:table-cell office:value-type="float" office:value="0.007995" calcext:value-type="float">
            <text:p>0.007995</text:p>
          </table:table-cell>
          <table:table-cell office:value-type="float" office:value="0.0067521" calcext:value-type="float">
            <text:p>0.0067521</text:p>
          </table:table-cell>
          <table:table-cell office:value-type="float" office:value="0.0055321" calcext:value-type="float">
            <text:p>0.0055321</text:p>
          </table:table-cell>
          <table:table-cell office:value-type="float" office:value="0.0049047" calcext:value-type="float">
            <text:p>0.0049047</text:p>
          </table:table-cell>
          <table:table-cell table:number-columns-repeated="15"/>
        </table:table-row>
        <table:table-row table:style-name="ro2">
          <table:table-cell office:value-type="float" office:value="0.0075" calcext:value-type="float">
            <text:p>0.0075</text:p>
          </table:table-cell>
          <table:table-cell office:value-type="float" office:value="0.0142875" calcext:value-type="float">
            <text:p>0.0142875</text:p>
          </table:table-cell>
          <table:table-cell office:value-type="float" office:value="0.011985" calcext:value-type="float">
            <text:p>0.011985</text:p>
          </table:table-cell>
          <table:table-cell office:value-type="float" office:value="0.0101833" calcext:value-type="float">
            <text:p>0.0101833</text:p>
          </table:table-cell>
          <table:table-cell office:value-type="float" office:value="0.0094607" calcext:value-type="float">
            <text:p>0.0094607</text:p>
          </table:table-cell>
          <table:table-cell office:value-type="float" office:value="0.0087672" calcext:value-type="float">
            <text:p>0.0087672</text:p>
          </table:table-cell>
          <table:table-cell table:number-columns-repeated="15"/>
        </table:table-row>
        <table:table-row table:style-name="ro2">
          <table:table-cell office:value-type="float" office:value="0.008" calcext:value-type="float">
            <text:p>0.008</text:p>
          </table:table-cell>
          <table:table-cell office:value-type="float" office:value="0.0189406" calcext:value-type="float">
            <text:p>0.0189406</text:p>
          </table:table-cell>
          <table:table-cell office:value-type="float" office:value="0.0165225" calcext:value-type="float">
            <text:p>0.0165225</text:p>
          </table:table-cell>
          <table:table-cell office:value-type="float" office:value="0.0148625" calcext:value-type="float">
            <text:p>0.0148625</text:p>
          </table:table-cell>
          <table:table-cell office:value-type="float" office:value="0.0145196" calcext:value-type="float">
            <text:p>0.0145196</text:p>
          </table:table-cell>
          <table:table-cell office:value-type="float" office:value="0.0141297" calcext:value-type="float">
            <text:p>0.0141297</text:p>
          </table:table-cell>
          <table:table-cell table:number-columns-repeated="15"/>
        </table:table-row>
        <table:table-row table:style-name="ro2">
          <table:table-cell office:value-type="float" office:value="0.0085" calcext:value-type="float">
            <text:p>0.0085</text:p>
          </table:table-cell>
          <table:table-cell office:value-type="float" office:value="0.0234438" calcext:value-type="float">
            <text:p>0.0234438</text:p>
          </table:table-cell>
          <table:table-cell office:value-type="float" office:value="0.0219075" calcext:value-type="float">
            <text:p>0.0219075</text:p>
          </table:table-cell>
          <table:table-cell office:value-type="float" office:value="0.0216146" calcext:value-type="float">
            <text:p>0.0216146</text:p>
          </table:table-cell>
          <table:table-cell office:value-type="float" office:value="0.0208304" calcext:value-type="float">
            <text:p>0.0208304</text:p>
          </table:table-cell>
          <table:table-cell office:value-type="float" office:value="0.0211078" calcext:value-type="float">
            <text:p>0.0211078</text:p>
          </table:table-cell>
          <table:table-cell table:number-columns-repeated="15"/>
        </table:table-row>
        <table:table-row table:style-name="ro2">
          <table:table-cell office:value-type="float" office:value="0.009" calcext:value-type="float">
            <text:p>0.009</text:p>
          </table:table-cell>
          <table:table-cell office:value-type="float" office:value="0.0294094" calcext:value-type="float">
            <text:p>0.0294094</text:p>
          </table:table-cell>
          <table:table-cell office:value-type="float" office:value="0.0286525" calcext:value-type="float">
            <text:p>0.0286525</text:p>
          </table:table-cell>
          <table:table-cell office:value-type="float" office:value="0.0279083" calcext:value-type="float">
            <text:p>0.0279083</text:p>
          </table:table-cell>
          <table:table-cell office:value-type="float" office:value="0.0283411" calcext:value-type="float">
            <text:p>0.0283411</text:p>
          </table:table-cell>
          <table:table-cell office:value-type="float" office:value="0.0289094" calcext:value-type="float">
            <text:p>0.0289094</text:p>
          </table:table-cell>
          <table:table-cell table:number-columns-repeated="15"/>
        </table:table-row>
        <table:table-row table:style-name="ro2">
          <table:table-cell office:value-type="float" office:value="0.0095" calcext:value-type="float">
            <text:p>0.0095</text:p>
          </table:table-cell>
          <table:table-cell office:value-type="float" office:value="0.0357406" calcext:value-type="float">
            <text:p>0.0357406</text:p>
          </table:table-cell>
          <table:table-cell office:value-type="float" office:value="0.0353475" calcext:value-type="float">
            <text:p>0.0353475</text:p>
          </table:table-cell>
          <table:table-cell office:value-type="float" office:value="0.0356417" calcext:value-type="float">
            <text:p>0.0356417</text:p>
          </table:table-cell>
          <table:table-cell office:value-type="float" office:value="0.0360429" calcext:value-type="float">
            <text:p>0.0360429</text:p>
          </table:table-cell>
          <table:table-cell office:value-type="float" office:value="0.0364297" calcext:value-type="float">
            <text:p>0.0364297</text:p>
          </table:table-cell>
          <table:table-cell table:number-columns-repeated="15"/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0.0425813" calcext:value-type="float">
            <text:p>0.0425813</text:p>
          </table:table-cell>
          <table:table-cell office:value-type="float" office:value="0.04211" calcext:value-type="float">
            <text:p>0.04211</text:p>
          </table:table-cell>
          <table:table-cell office:value-type="float" office:value="0.0429" calcext:value-type="float">
            <text:p>0.0429</text:p>
          </table:table-cell>
          <table:table-cell office:value-type="float" office:value="0.0429286" calcext:value-type="float">
            <text:p>0.0429286</text:p>
          </table:table-cell>
          <table:table-cell office:value-type="float" office:value="0.0432406" calcext:value-type="float">
            <text:p>0.0432406</text:p>
          </table:table-cell>
          <table:table-cell table:number-columns-repeated="15"/>
        </table:table-row>
        <table:table-row table:style-name="ro2">
          <table:table-cell office:value-type="float" office:value="0.0105" calcext:value-type="float">
            <text:p>0.0105</text:p>
          </table:table-cell>
          <table:table-cell office:value-type="float" office:value="0.0489219" calcext:value-type="float">
            <text:p>0.0489219</text:p>
          </table:table-cell>
          <table:table-cell office:value-type="float" office:value="0.0490975" calcext:value-type="float">
            <text:p>0.0490975</text:p>
          </table:table-cell>
          <table:table-cell office:value-type="float" office:value="0.04995" calcext:value-type="float">
            <text:p>0.04995</text:p>
          </table:table-cell>
          <table:table-cell office:value-type="float" office:value="0.0497607" calcext:value-type="float">
            <text:p>0.0497607</text:p>
          </table:table-cell>
          <table:table-cell office:value-type="float" office:value="0.0482719" calcext:value-type="float">
            <text:p>0.0482719</text:p>
          </table:table-cell>
          <table:table-cell table:number-columns-repeated="15"/>
        </table:table-row>
        <table:table-row table:style-name="ro2">
          <table:table-cell office:value-type="float" office:value="0.011" calcext:value-type="float">
            <text:p>0.011</text:p>
          </table:table-cell>
          <table:table-cell office:value-type="float" office:value="0.0559844" calcext:value-type="float">
            <text:p>0.0559844</text:p>
          </table:table-cell>
          <table:table-cell office:value-type="float" office:value="0.056455" calcext:value-type="float">
            <text:p>0.056455</text:p>
          </table:table-cell>
          <table:table-cell office:value-type="float" office:value="0.0558167" calcext:value-type="float">
            <text:p>0.0558167</text:p>
          </table:table-cell>
          <table:table-cell office:value-type="float" office:value="0.0545929" calcext:value-type="float">
            <text:p>0.0545929</text:p>
          </table:table-cell>
          <table:table-cell office:value-type="float" office:value="0.0520234" calcext:value-type="float">
            <text:p>0.0520234</text:p>
          </table:table-cell>
          <table:table-cell table:number-columns-repeated="15"/>
        </table:table-row>
        <table:table-row table:style-name="ro2">
          <table:table-cell office:value-type="float" office:value="0.0115" calcext:value-type="float">
            <text:p>0.0115</text:p>
          </table:table-cell>
          <table:table-cell office:value-type="float" office:value="0.0622594" calcext:value-type="float">
            <text:p>0.0622594</text:p>
          </table:table-cell>
          <table:table-cell office:value-type="float" office:value="0.06263" calcext:value-type="float">
            <text:p>0.06263</text:p>
          </table:table-cell>
          <table:table-cell office:value-type="float" office:value="0.0619146" calcext:value-type="float">
            <text:p>0.0619146</text:p>
          </table:table-cell>
          <table:table-cell office:value-type="float" office:value="0.0583286" calcext:value-type="float">
            <text:p>0.0583286</text:p>
          </table:table-cell>
          <table:table-cell office:value-type="float" office:value="0.0545828" calcext:value-type="float">
            <text:p>0.0545828</text:p>
          </table:table-cell>
          <table:table-cell table:number-columns-repeated="15"/>
        </table:table-row>
        <table:table-row table:style-name="ro2">
          <table:table-cell office:value-type="float" office:value="0.012" calcext:value-type="float">
            <text:p>0.012</text:p>
          </table:table-cell>
          <table:table-cell office:value-type="float" office:value="0.0690375" calcext:value-type="float">
            <text:p>0.0690375</text:p>
          </table:table-cell>
          <table:table-cell office:value-type="float" office:value="0.0680725" calcext:value-type="float">
            <text:p>0.0680725</text:p>
          </table:table-cell>
          <table:table-cell office:value-type="float" office:value="0.0653229" calcext:value-type="float">
            <text:p>0.0653229</text:p>
          </table:table-cell>
          <table:table-cell office:value-type="float" office:value="0.0612518" calcext:value-type="float">
            <text:p>0.0612518</text:p>
          </table:table-cell>
          <table:table-cell office:value-type="float" office:value="0.0563031" calcext:value-type="float">
            <text:p>0.0563031</text:p>
          </table:table-cell>
          <table:table-cell table:number-columns-repeated="15"/>
        </table:table-row>
        <table:table-row table:style-name="ro2">
          <table:table-cell office:value-type="float" office:value="0.0125" calcext:value-type="float">
            <text:p>0.0125</text:p>
          </table:table-cell>
          <table:table-cell office:value-type="float" office:value="0.0751375" calcext:value-type="float">
            <text:p>0.0751375</text:p>
          </table:table-cell>
          <table:table-cell office:value-type="float" office:value="0.07294" calcext:value-type="float">
            <text:p>0.07294</text:p>
          </table:table-cell>
          <table:table-cell office:value-type="float" office:value="0.0689208" calcext:value-type="float">
            <text:p>0.0689208</text:p>
          </table:table-cell>
          <table:table-cell office:value-type="float" office:value="0.0632732" calcext:value-type="float">
            <text:p>0.0632732</text:p>
          </table:table-cell>
          <table:table-cell office:value-type="float" office:value="0.0571703" calcext:value-type="float">
            <text:p>0.0571703</text:p>
          </table:table-cell>
          <table:table-cell table:number-columns-repeated="15"/>
        </table:table-row>
        <table:table-row table:style-name="ro2">
          <table:table-cell office:value-type="float" office:value="0.013" calcext:value-type="float">
            <text:p>0.013</text:p>
          </table:table-cell>
          <table:table-cell office:value-type="float" office:value="0.0810125" calcext:value-type="float">
            <text:p>0.0810125</text:p>
          </table:table-cell>
          <table:table-cell office:value-type="float" office:value="0.07706" calcext:value-type="float">
            <text:p>0.07706</text:p>
          </table:table-cell>
          <table:table-cell office:value-type="float" office:value="0.0715854" calcext:value-type="float">
            <text:p>0.0715854</text:p>
          </table:table-cell>
          <table:table-cell office:value-type="float" office:value="0.0645839" calcext:value-type="float">
            <text:p>0.0645839</text:p>
          </table:table-cell>
          <table:table-cell office:value-type="float" office:value="0.0579844" calcext:value-type="float">
            <text:p>0.0579844</text:p>
          </table:table-cell>
          <table:table-cell table:number-columns-repeated="15"/>
        </table:table-row>
        <table:table-row table:style-name="ro2">
          <table:table-cell office:value-type="float" office:value="0.0135" calcext:value-type="float">
            <text:p>0.0135</text:p>
          </table:table-cell>
          <table:table-cell office:value-type="float" office:value="0.0854688" calcext:value-type="float">
            <text:p>0.0854688</text:p>
          </table:table-cell>
          <table:table-cell office:value-type="float" office:value="0.0806225" calcext:value-type="float">
            <text:p>0.0806225</text:p>
          </table:table-cell>
          <table:table-cell office:value-type="float" office:value="0.073325" calcext:value-type="float">
            <text:p>0.073325</text:p>
          </table:table-cell>
          <table:table-cell office:value-type="float" office:value="0.0654125" calcext:value-type="float">
            <text:p>0.0654125</text:p>
          </table:table-cell>
          <table:table-cell office:value-type="float" office:value="0.0582" calcext:value-type="float">
            <text:p>0.0582</text:p>
          </table:table-cell>
          <table:table-cell table:number-columns-repeated="15"/>
        </table:table-row>
        <table:table-row table:style-name="ro2">
          <table:table-cell office:value-type="float" office:value="0.014" calcext:value-type="float">
            <text:p>0.014</text:p>
          </table:table-cell>
          <table:table-cell office:value-type="float" office:value="0.0899906" calcext:value-type="float">
            <text:p>0.0899906</text:p>
          </table:table-cell>
          <table:table-cell office:value-type="float" office:value="0.0837175" calcext:value-type="float">
            <text:p>0.0837175</text:p>
          </table:table-cell>
          <table:table-cell office:value-type="float" office:value="0.0749708" calcext:value-type="float">
            <text:p>0.0749708</text:p>
          </table:table-cell>
          <table:table-cell office:value-type="float" office:value="0.0661" calcext:value-type="float">
            <text:p>0.0661</text:p>
          </table:table-cell>
          <table:table-cell office:value-type="float" office:value="0.0582953" calcext:value-type="float">
            <text:p>0.0582953</text:p>
          </table:table-cell>
          <table:table-cell table:number-columns-repeated="15"/>
        </table:table-row>
        <table:table-row table:style-name="ro2" table:number-rows-repeated="4">
          <table:table-cell table:number-columns-repeated="21"/>
        </table:table-row>
        <table:table-row table:style-name="ro2">
          <table:table-cell table:style-name="ce1" office:value-type="string" calcext:value-type="string">
            <text:p>GHZ CREATION PROTOCOLS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REALISTIC PARAMETERS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protocol</text:p>
          </table:table-cell>
          <table:table-cell office:value-type="string" calcext:value-type="string">
            <text:p>Favg</text:p>
          </table:table-cell>
          <table:table-cell office:value-type="string" calcext:value-type="string">
            <text:p>Fstd</text:p>
          </table:table-cell>
          <table:table-cell office:value-type="string" calcext:value-type="string">
            <text:p>Tmax</text:p>
          </table:table-cell>
          <table:table-cell office:value-type="string" calcext:value-type="string">
            <text:p>Tavg</text:p>
          </table:table-cell>
          <table:table-cell office:value-type="string" calcext:value-type="string">
            <text:p>Tstd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epl</text:p>
          </table:table-cell>
          <table:table-cell office:value-type="float" office:value="0.877084607873" calcext:value-type="float">
            <text:p>0.8770846079</text:p>
          </table:table-cell>
          <table:table-cell office:value-type="float" office:value="0.0939173131652" calcext:value-type="float">
            <text:p>0.0939173132</text:p>
          </table:table-cell>
          <table:table-cell office:value-type="float" office:value="0.525984" calcext:value-type="float">
            <text:p>0.525984</text:p>
          </table:table-cell>
          <table:table-cell office:value-type="float" office:value="0.150346861953" calcext:value-type="float">
            <text:p>0.150346862</text:p>
          </table:table-cell>
          <table:table-cell office:value-type="float" office:value="0.100772938803" calcext:value-type="float">
            <text:p>0.1007729388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epl_simple</text:p>
          </table:table-cell>
          <table:table-cell office:value-type="float" office:value="0.833975253485" calcext:value-type="float">
            <text:p>0.8339752535</text:p>
          </table:table-cell>
          <table:table-cell office:value-type="float" office:value="0.123118924878" calcext:value-type="float">
            <text:p>0.1231189249</text:p>
          </table:table-cell>
          <table:table-cell office:value-type="float" office:value="0.27595" calcext:value-type="float">
            <text:p>0.27595</text:p>
          </table:table-cell>
          <table:table-cell office:value-type="float" office:value="0.0965196902357" calcext:value-type="float">
            <text:p>0.0965196902</text:p>
          </table:table-cell>
          <table:table-cell office:value-type="float" office:value="0.0561071572929" calcext:value-type="float">
            <text:p>0.0561071573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bk</text:p>
          </table:table-cell>
          <table:table-cell office:value-type="float" office:value="0.457800291370028" calcext:value-type="float">
            <text:p>0.4578002914</text:p>
          </table:table-cell>
          <table:table-cell office:value-type="float" office:value="0.0539519354284779" calcext:value-type="float">
            <text:p>0.0539519354</text:p>
          </table:table-cell>
          <table:table-cell office:value-type="float" office:value="49.726122" calcext:value-type="float">
            <text:p>49.726122</text:p>
          </table:table-cell>
          <table:table-cell office:value-type="float" office:value="11.9975257912458" calcext:value-type="float">
            <text:p>11.9975257912</text:p>
          </table:table-cell>
          <table:table-cell office:value-type="float" office:value="8.7437364321485" calcext:value-type="float">
            <text:p>8.743736432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ingle_sel</text:p>
          </table:table-cell>
          <table:table-cell office:value-type="float" office:value="0.72567811" calcext:value-type="float">
            <text:p>0.72567811</text:p>
          </table:table-cell>
          <table:table-cell office:value-type="float" office:value="0.1189025" calcext:value-type="float">
            <text:p>0.1189025</text:p>
          </table:table-cell>
          <table:table-cell office:value-type="float" office:value="1.551862" calcext:value-type="float">
            <text:p>1.551862</text:p>
          </table:table-cell>
          <table:table-cell office:value-type="float" office:value="0.398018" calcext:value-type="float">
            <text:p>0.398018</text:p>
          </table:table-cell>
          <table:table-cell office:value-type="float" office:value="0.28418" calcext:value-type="float">
            <text:p>0.28418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ingle_sel_simple</text:p>
          </table:table-cell>
          <table:table-cell office:value-type="float" office:value="0.65422674" calcext:value-type="float">
            <text:p>0.65422674</text:p>
          </table:table-cell>
          <table:table-cell office:value-type="float" office:value="0.1612516" calcext:value-type="float">
            <text:p>0.1612516</text:p>
          </table:table-cell>
          <table:table-cell office:value-type="float" office:value="0.533952" calcext:value-type="float">
            <text:p>0.533952</text:p>
          </table:table-cell>
          <table:table-cell office:value-type="float" office:value="0.2249046" calcext:value-type="float">
            <text:p>0.2249046</text:p>
          </table:table-cell>
          <table:table-cell office:value-type="float" office:value="0.0927631" calcext:value-type="float">
            <text:p>0.0927631</text:p>
          </table:table-cell>
          <table:table-cell table:number-columns-repeated="15"/>
        </table:table-row>
        <table:table-row table:style-name="ro2" table:number-rows-repeated="2">
          <table:table-cell table:number-columns-repeated="21"/>
        </table:table-row>
        <table:table-row table:style-name="ro2">
          <table:table-cell office:value-type="string" calcext:value-type="string">
            <text:p>IMPROVED PARAMETERS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epl</text:p>
          </table:table-cell>
          <table:table-cell office:value-type="float" office:value="0.979293927853" calcext:value-type="float">
            <text:p>0.9792939279</text:p>
          </table:table-cell>
          <table:table-cell office:value-type="float" office:value="0.00165790621688" calcext:value-type="float">
            <text:p>0.0016579062</text:p>
          </table:table-cell>
          <table:table-cell office:value-type="float" office:value="0.096066" calcext:value-type="float">
            <text:p>0.096066</text:p>
          </table:table-cell>
          <table:table-cell office:value-type="float" office:value="0.0411877912458" calcext:value-type="float">
            <text:p>0.0411877912</text:p>
          </table:table-cell>
          <table:table-cell office:value-type="float" office:value="0.0187588866977" calcext:value-type="float">
            <text:p>0.0187588867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epl_simple</text:p>
          </table:table-cell>
          <table:table-cell office:value-type="float" office:value="0.964314996959" calcext:value-type="float">
            <text:p>0.964314997</text:p>
          </table:table-cell>
          <table:table-cell office:value-type="float" office:value="0.00241362075205" calcext:value-type="float">
            <text:p>0.0024136208</text:p>
          </table:table-cell>
          <table:table-cell office:value-type="float" office:value="0.09051" calcext:value-type="float">
            <text:p>0.09051</text:p>
          </table:table-cell>
          <table:table-cell office:value-type="float" office:value="0.0343167070707" calcext:value-type="float">
            <text:p>0.0343167071</text:p>
          </table:table-cell>
          <table:table-cell office:value-type="float" office:value="0.0169257924161" calcext:value-type="float">
            <text:p>0.0169257924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ingle_sel</text:p>
          </table:table-cell>
          <table:table-cell office:value-type="float" office:value="0.967017983532" calcext:value-type="float">
            <text:p>0.9670179835</text:p>
          </table:table-cell>
          <table:table-cell office:value-type="float" office:value="0.00242352813837" calcext:value-type="float">
            <text:p>0.0024235281</text:p>
          </table:table-cell>
          <table:table-cell office:value-type="float" office:value="0.17" calcext:value-type="float">
            <text:p>0.17</text:p>
          </table:table-cell>
          <table:table-cell office:value-type="float" office:value="0.0787538047138" calcext:value-type="float">
            <text:p>0.0787538047</text:p>
          </table:table-cell>
          <table:table-cell office:value-type="float" office:value="0.0280599421706" calcext:value-type="float">
            <text:p>0.0280599422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ingle_sel_simple</text:p>
          </table:table-cell>
          <table:table-cell office:value-type="float" office:value="0.965871581094" calcext:value-type="float">
            <text:p>0.9658715811</text:p>
          </table:table-cell>
          <table:table-cell office:value-type="float" office:value="0.0044691659236" calcext:value-type="float">
            <text:p>0.0044691659</text:p>
          </table:table-cell>
          <table:table-cell office:value-type="float" office:value="0.147292" calcext:value-type="float">
            <text:p>0.147292</text:p>
          </table:table-cell>
          <table:table-cell office:value-type="float" office:value="0.0712463501684" calcext:value-type="float">
            <text:p>0.0712463502</text:p>
          </table:table-cell>
          <table:table-cell office:value-type="float" office:value="0.0276612045889" calcext:value-type="float">
            <text:p>0.0276612046</text:p>
          </table:table-cell>
          <table:table-cell table:number-columns-repeated="15"/>
        </table:table-row>
        <table:table-row table:style-name="ro2" table:number-rows-repeated="4">
          <table:table-cell table:number-columns-repeated="21"/>
        </table:table-row>
        <table:table-row table:style-name="ro2">
          <table:table-cell table:style-name="ce1" office:value-type="string" calcext:value-type="string">
            <text:p>EPL</text:p>
          </table:table-cell>
          <table:table-cell table:number-columns-repeated="6"/>
          <table:table-cell table:style-name="ce1" office:value-type="string" calcext:value-type="string">
            <text:p>EPL 3</text:p>
          </table:table-cell>
          <table:table-cell table:number-columns-repeated="6"/>
          <table:table-cell table:style-name="ce1" office:value-type="string" calcext:value-type="string">
            <text:p>EPL 2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F</text:p>
          </table:table-cell>
          <table:table-cell office:value-type="string" calcext:value-type="string">
            <text:p><text:s text:c="2"/>0.979317452327 0.00195496048824 - 0.979319405674146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85404250679 0.000731628944008 - 0.985404517137813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1980711676 4.49439761249e-06 - 0.991980704452160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</text:p>
          </table:table-cell>
          <table:table-cell office:value-type="string" calcext:value-type="string">
            <text:p><text:s text:c="2"/>0.04105532 0.0275243878717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1122799 0.00860537100553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19082415 0.010935742638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IME_MAX</text:p>
          </table:table-cell>
          <table:table-cell office:value-type="float" office:value="0.1233188" calcext:value-type="float">
            <text:p>0.1233188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370291" calcext:value-type="float">
            <text:p>0.037029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398776" calcext:value-type="float">
            <text:p>0.039877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otal sum check</text:p>
          </table:table-cell>
          <table:table-cell office:value-type="float" office:value="0.999999999856087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6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K</text:p>
          </table:table-cell>
          <table:table-cell office:value-type="float" office:value="0.937566455052865" calcext:value-type="float">
            <text:p>0.9375664551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51679736014293" calcext:value-type="float">
            <text:p>0.951679736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66949365504674" calcext:value-type="float">
            <text:p>0.966949365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OK</text:p>
          </table:table-cell>
          <table:table-cell office:value-type="float" office:value="0.0460236511820682" calcext:value-type="float">
            <text:p>0.0460236512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342862265388588" calcext:value-type="float">
            <text:p>0.0342862265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205661291521562" calcext:value-type="float">
            <text:p>0.020566129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</text:p>
          </table:table-cell>
          <table:table-cell office:value-type="float" office:value="0.00410247344126669" calcext:value-type="float">
            <text:p>0.004102473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50850936171216" calcext:value-type="float">
            <text:p>0.003508509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12112633579236" calcext:value-type="float">
            <text:p>0.003121126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nv E</text:p>
          </table:table-cell>
          <table:table-cell office:value-type="float" office:value="0.00205109480268" calcext:value-type="float">
            <text:p>0.0020510948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0616770947144" calcext:value-type="float">
            <text:p>0.0006167709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0664185133719" calcext:value-type="float">
            <text:p>0.000664185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OTAL E</text:p>
          </table:table-cell>
          <table:table-cell office:value-type="float" office:value="0.00615356824395" calcext:value-type="float">
            <text:p>0.006153568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12528030886" calcext:value-type="float">
            <text:p>0.0041252803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378531146951" calcext:value-type="float">
            <text:p>0.00378531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</table:table-row>
        <table:table-row table:style-name="ro2">
          <table:table-cell table:number-columns-repeated="21"/>
        </table:table-row>
        <table:table-row table:style-name="ro2">
          <table:table-cell table:style-name="ce1" office:value-type="string" calcext:value-type="string">
            <text:p>SINGLE</text:p>
          </table:table-cell>
          <table:table-cell table:number-columns-repeated="6"/>
          <table:table-cell table:style-name="ce1" office:value-type="string" calcext:value-type="string">
            <text:p>SINGLE 3</text:p>
          </table:table-cell>
          <table:table-cell table:number-columns-repeated="6"/>
          <table:table-cell table:style-name="ce1" office:value-type="string" calcext:value-type="string">
            <text:p>SINGLE 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<text:s text:c="2"/>0.966544977088 0.00210544022824 - 0.966547265923024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76730448884 0.000936538399082 - 0.9767309001407545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6317975745 1.31525620288e-05 - 0.996317971125578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</text:p>
          </table:table-cell>
          <table:table-cell office:value-type="string" calcext:value-type="string">
            <text:p><text:s text:c="2"/>0.07914664 0.0207377510544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30276885 0.0164868198639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36405515 0.017977268362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IME_MAX</text:p>
          </table:table-cell>
          <table:table-cell office:value-type="float" office:value="0.1347472" calcext:value-type="float">
            <text:p>0.1347472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631743" calcext:value-type="float">
            <text:p>0.0631743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629081" calcext:value-type="float">
            <text:p>0.062908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otal sum check</text:p>
          </table:table-cell>
          <table:table-cell office:value-type="float" office:value="0.999999999879905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6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K</text:p>
          </table:table-cell>
          <table:table-cell office:value-type="float" office:value="0.913632466418311" calcext:value-type="float">
            <text:p>0.9136324664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35185157820767" calcext:value-type="float">
            <text:p>0.9351851578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5360805264713" calcext:value-type="float">
            <text:p>0.975360805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OK</text:p>
          </table:table-cell>
          <table:table-cell office:value-type="float" office:value="0.0713779754030542" calcext:value-type="float">
            <text:p>0.0713779754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514634464778554" calcext:value-type="float">
            <text:p>0.0514634465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20585292614921" calcext:value-type="float">
            <text:p>0.012058529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</text:p>
          </table:table-cell>
          <table:table-cell office:value-type="float" office:value="0.00374738954465853" calcext:value-type="float">
            <text:p>0.003747389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3784892534435" calcext:value-type="float">
            <text:p>0.003337848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14516636844856" calcext:value-type="float">
            <text:p>0.00314516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nv E</text:p>
          </table:table-cell>
          <table:table-cell office:value-type="float" office:value="0.00224075065161" calcext:value-type="float">
            <text:p>0.0022407507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05179716882" calcext:value-type="float">
            <text:p>0.0010517972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54607305247" calcext:value-type="float">
            <text:p>0.001546073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OTAL E</text:p>
          </table:table-cell>
          <table:table-cell office:value-type="float" office:value="0.00598814019627" calcext:value-type="float">
            <text:p>0.005988140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38964609417" calcext:value-type="float">
            <text:p>0.0043896461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69123942092" calcext:value-type="float">
            <text:p>0.004691239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</table:table-row>
        <table:table-row table:style-name="ro2">
          <table:table-cell table:number-columns-repeated="21"/>
        </table:table-row>
        <table:table-row table:style-name="ro2">
          <table:table-cell table:style-name="ce1" office:value-type="string" calcext:value-type="string">
            <text:p>DOUBLE</text:p>
          </table:table-cell>
          <table:table-cell table:number-columns-repeated="6"/>
          <table:table-cell table:style-name="ce1" office:value-type="string" calcext:value-type="string">
            <text:p>DOUBLE 3</text:p>
          </table:table-cell>
          <table:table-cell table:number-columns-repeated="6"/>
          <table:table-cell table:style-name="ce1" office:value-type="string" calcext:value-type="string">
            <text:p>DOUBLE 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<text:s text:c="2"/>0.974064936268 0.00702994574387 - 0.974090301636371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84126242197 0.000878146598433 - 0.9841266360502683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6929904009 6.90980714079e-05 - 0.996929906565650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</text:p>
          </table:table-cell>
          <table:table-cell office:value-type="string" calcext:value-type="string">
            <text:p><text:s text:c="2"/>0.103997885 0.0363120907679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4278302 0.0225484842976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61364755 0.021643683739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IME_MAX</text:p>
          </table:table-cell>
          <table:table-cell office:value-type="float" office:value="0.2303306" calcext:value-type="float">
            <text:p>0.2303306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1118343" calcext:value-type="float">
            <text:p>0.1118343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1057237" calcext:value-type="float">
            <text:p>0.105723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otal sum check</text:p>
          </table:table-cell>
          <table:table-cell office:value-type="float" office:value="0.999999999868169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4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K</text:p>
          </table:table-cell>
          <table:table-cell office:value-type="float" office:value="0.927731505204261" calcext:value-type="float">
            <text:p>0.9277315052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49244619932352" calcext:value-type="float">
            <text:p>0.9492446199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655216141754" calcext:value-type="float">
            <text:p>0.97655216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OK</text:p>
          </table:table-cell>
          <table:table-cell office:value-type="float" office:value="0.0565925731152129" calcext:value-type="float">
            <text:p>0.0565925731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372420423597358" calcext:value-type="float">
            <text:p>0.0372420424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11078986681977" calcext:value-type="float">
            <text:p>0.011107898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</text:p>
          </table:table-cell>
          <table:table-cell office:value-type="float" office:value="0.00391898042013149" calcext:value-type="float">
            <text:p>0.003918980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7833442697814" calcext:value-type="float">
            <text:p>0.003378334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08498497856564" calcext:value-type="float">
            <text:p>0.00308498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nv E</text:p>
          </table:table-cell>
          <table:table-cell office:value-type="float" office:value="0.00382414425755" calcext:value-type="float">
            <text:p>0.0038241443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86043517111" calcext:value-type="float">
            <text:p>0.0018604352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75896044944" calcext:value-type="float">
            <text:p>0.001758960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OTAL E</text:p>
          </table:table-cell>
          <table:table-cell office:value-type="float" office:value="0.00774312467768" calcext:value-type="float">
            <text:p>0.0077431247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523876959809" calcext:value-type="float">
            <text:p>0.0052387696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84394542801" calcext:value-type="float">
            <text:p>0.004843945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</table:table-row>
        <table:table-row table:style-name="ro2">
          <table:table-cell table:number-columns-repeated="21"/>
        </table:table-row>
        <table:table-row table:style-name="ro2">
          <table:table-cell table:style-name="ce1" office:value-type="string" calcext:value-type="string">
            <text:p>BK</text:p>
          </table:table-cell>
          <table:table-cell table:number-columns-repeated="6"/>
          <table:table-cell table:style-name="ce1" office:value-type="string" calcext:value-type="string">
            <text:p>BK 3</text:p>
          </table:table-cell>
          <table:table-cell table:number-columns-repeated="6"/>
          <table:table-cell table:style-name="ce1" office:value-type="string" calcext:value-type="string">
            <text:p>BK 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<text:s text:c="2"/>0.910094831007 0.119182060333 - 0.9178654438592382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588365204 0.000746756970623 - 0.995883938829957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8498878578 0.0 - 0.998498878577685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</text:p>
          </table:table-cell>
          <table:table-cell office:value-type="string" calcext:value-type="string">
            <text:p><text:s text:c="2"/>0.409589855 0.312551299114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18836155 0.180908511037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1284942 0.10070363790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IME_MAX</text:p>
          </table:table-cell>
          <table:table-cell office:value-type="float" office:value="1.2193281" calcext:value-type="float">
            <text:p>1.219328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7205161" calcext:value-type="float">
            <text:p>0.720516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322578" calcext:value-type="float">
            <text:p>0.3225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otal sum check</text:p>
          </table:table-cell>
          <table:table-cell office:value-type="float" office:value="0.999999998849275" calcext:value-type="float">
            <text:p>0.9999999988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5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K</text:p>
          </table:table-cell>
          <table:table-cell office:value-type="float" office:value="0.824532436327646" calcext:value-type="float">
            <text:p>0.8245324363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181712708339" calcext:value-type="float">
            <text:p>0.9718171271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9606110659584" calcext:value-type="float">
            <text:p>0.979606110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OK</text:p>
          </table:table-cell>
          <table:table-cell office:value-type="float" office:value="0.109354633550325" calcext:value-type="float">
            <text:p>0.1093546336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47395012714488" calcext:value-type="float">
            <text:p>0.0147395013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0805819476308406" calcext:value-type="float">
            <text:p>0.008058194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</text:p>
          </table:table-cell>
          <table:table-cell office:value-type="float" office:value="0.0165282325305073" calcext:value-type="float">
            <text:p>0.016528232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6084291129042" calcext:value-type="float">
            <text:p>0.003360842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08392364433292" calcext:value-type="float">
            <text:p>0.003083923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nv E</text:p>
          </table:table-cell>
          <table:table-cell office:value-type="float" office:value="0.0199146846492" calcext:value-type="float">
            <text:p>0.0199146846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118655427331" calcext:value-type="float">
            <text:p>0.0118655427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534749872029" calcext:value-type="float">
            <text:p>0.005347498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OTAL E</text:p>
          </table:table-cell>
          <table:table-cell office:value-type="float" office:value="0.0364429171797" calcext:value-type="float">
            <text:p>0.036442917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152263856443" calcext:value-type="float">
            <text:p>0.0152263856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843142236462" calcext:value-type="float">
            <text:p>0.008431422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22P0"/>
    </number:number-style>
    <style:style style:name="Default" style:family="table-cell"/>
    <style:style style:name="Result" style:family="table-cell" style:parent-style-name="Default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Default" style:data-style-name="N122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5">00/00/0000</text:date>, <text:time style:data-style-name="N2" text:time-value="19:02:22.0035958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5T20:13:26.585137754</dc:date>
    <meta:editing-duration>PT17H13M4S</meta:editing-duration>
    <meta:editing-cycles>51</meta:editing-cycles>
    <meta:generator>LibreOffice/5.1.6.2$Linux_X86_64 LibreOffice_project/10m0$Build-2</meta:generator>
    <meta:document-statistic meta:table-count="1" meta:cell-count="641" meta:object-count="0"/>
  </office:meta>
</office:document-meta>
</file>